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filename:lineno(funct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7.109" calcext:value-type="float">
            <text:p>447.109</text:p>
          </table:table-cell>
          <table:table-cell table:number-columns-repeated="2" office:value-type="float" office:value="902.723" calcext:value-type="float">
            <text:p>902.723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1281281928 function calls in 902.725 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Ordered by: standard name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0.405" calcext:value-type="float">
            <text:p>60.405</text:p>
          </table:table-cell>
          <table:table-cell office:value-type="float" office:value="0.009" calcext:value-type="float">
            <text:p>0.009</text:p>
          </table:table-cell>
          <table:table-cell office:value-type="float" office:value="99.485" calcext:value-type="float">
            <text:p>99.48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simulate_universe(time_period=1000, start_step=200000, interval=1, delete=True, prep=False, speed=False)</text:p>
          </table:table-cell>
        </table:table-row>
        <table:table-row table:style-name="ro1">
          <table:table-cell office:value-type="float" office:value="911175404" calcext:value-type="float">
            <text:p>911175404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2"/>
        </table:table-row>
        <table:table-row table:style-name="ro1">
          <table:table-cell office:value-type="float" office:value="345403972" calcext:value-type="float">
            <text:p>345403972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.81" calcext:value-type="float">
            <text:p>12.81</text:p>
          </table:table-cell>
          <table:table-cell office:value-type="float" office:value="0.002" calcext:value-type="float">
            <text:p>0.002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073" calcext:value-type="float">
            <text:p>7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7.243" calcext:value-type="float">
            <text:p>7.24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2"/>
        </table:table-row>
        <table:table-row table:style-name="ro1">
          <table:table-cell office:value-type="float" office:value="845698" calcext:value-type="float">
            <text:p>845698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2.006" calcext:value-type="float">
            <text:p>2.006</text:p>
          </table:table-cell>
          <table:table-cell office:value-type="float" office:value="0" calcext:value-type="float">
            <text:p>0</text:p>
          </table:table-cell>
          <table:table-cell office:value-type="float" office:value="2.577" calcext:value-type="float">
            <text:p>2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1.036" calcext:value-type="float">
            <text:p>11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6" calcext:value-type="float">
            <text:p>1.546</text:p>
          </table:table-cell>
          <table:table-cell office:value-type="float" office:value="0.773" calcext:value-type="float">
            <text:p>0.773</text:p>
          </table:table-cell>
          <table:table-cell office:value-type="float" office:value="2.343" calcext:value-type="float">
            <text:p>2.343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evolve_executor_00.py:87(glue_book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226" calcext:value-type="float">
            <text:p>1.226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2"/>
        </table:table-row>
        <table:table-row table:style-name="ro1">
          <table:table-cell office:value-type="float" office:value="14813382" calcext:value-type="float">
            <text:p>14813382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13.678" calcext:value-type="float">
            <text:p>13.67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2"/>
        </table:table-row>
        <table:table-row table:style-name="ro1">
          <table:table-cell office:value-type="float" office:value="841695" calcext:value-type="float">
            <text:p>841695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7.169" calcext:value-type="float">
            <text:p>7.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2"/>
        </table:table-row>
        <table:table-row table:style-name="ro1">
          <table:table-cell office:value-type="float" office:value="4993008" calcext:value-type="float">
            <text:p>499300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2"/>
        </table:table-row>
        <table:table-row table:style-name="ro1">
          <table:table-cell office:value-type="float" office:value="561130" calcext:value-type="float">
            <text:p>561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2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athlib.py:1278(write_text)</text:p>
          </table:table-cell>
          <table:table-cell table:number-columns-repeated="2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501" calcext:value-type="float">
            <text:p>1.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&lt;string&gt;:1(&lt;module&gt;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{built-in method builtins.exec}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enericpath.py:94(samefile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10(_samefile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87(samestat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19:38:11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6T19:26:24.791000000</meta:creation-date>
    <dc:date>2024-03-16T22:27:02.949000000</dc:date>
    <meta:editing-duration>PT2H39M52S</meta:editing-duration>
    <meta:editing-cycles>2</meta:editing-cycles>
    <meta:generator>LibreOffice/6.1.6.3$Windows_X86_64 LibreOffice_project/5896ab1714085361c45cf540f76f60673dd96a72</meta:generator>
    <meta:document-statistic meta:table-count="1" meta:cell-count="555" meta:object-count="0"/>
  </office:meta>
</office:document-meta>
</file>